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429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_along_permut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var.pval</text:p>
          </table:table-cell>
          <table:table-cell office:value-type="string" calcext:value-type="string">
            <text:p>fixed.YW.risk.pval</text:p>
          </table:table-cell>
        </table:table-row>
        <table:table-row table:style-name="ro1">
          <table:table-cell office:value-type="string" calcext:value-type="string">
            <text:p>ENSG000000047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SG000001974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SG000001439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SG000001538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SG0000016608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ENSG0000018515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string" calcext:value-type="string">
            <text:p>ENSG0000015623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NSG0000013048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ENSG00000169248</text:p>
          </table:table-cell>
          <table:table-cell office:value-type="float" office:value="0.01" calcext:value-type="float">
            <text:p>0.01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ENSG00000176029</text:p>
          </table:table-cell>
          <table:table-cell office:value-type="float" office:value="0.01" calcext:value-type="float">
            <text:p>0.0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ENSG0000022405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string" calcext:value-type="string">
            <text:p>ENSG0000027640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ENSG0000013879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ENSG0000016839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string" calcext:value-type="string">
            <text:p>ENSG0000017257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ENSG00000139914</text:p>
          </table:table-cell>
          <table:table-cell office:value-type="float" office:value="0.026" calcext:value-type="float">
            <text:p>0.026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string" calcext:value-type="string">
            <text:p>ENSG0000003572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ENSG00000177098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ENSG00000197057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ENSG0000026152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ENSG0000022623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ENSG00000108932</text:p>
          </table:table-cell>
          <table:table-cell office:value-type="float" office:value="0.06" calcext:value-type="float">
            <text:p>0.06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ENSG00000096088</text:p>
          </table:table-cell>
          <table:table-cell office:value-type="float" office:value="0.062" calcext:value-type="float">
            <text:p>0.062</text:p>
          </table:table-cell>
          <table:table-cell office:value-type="float" office:value="0.192" calcext:value-type="float">
            <text:p>0.192</text:p>
          </table:table-cell>
        </table:table-row>
        <table:table-row table:style-name="ro1">
          <table:table-cell office:value-type="string" calcext:value-type="string">
            <text:p>ENSG00000157343</text:p>
          </table:table-cell>
          <table:table-cell office:value-type="float" office:value="0.072" calcext:value-type="float">
            <text:p>0.072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 office:value-type="string" calcext:value-type="string">
            <text:p>ENSG00000167992</text:p>
          </table:table-cell>
          <table:table-cell office:value-type="float" office:value="0.072" calcext:value-type="float">
            <text:p>0.072</text:p>
          </table:table-cell>
          <table:table-cell office:value-type="float" office:value="0.482" calcext:value-type="float">
            <text:p>0.482</text:p>
          </table:table-cell>
        </table:table-row>
        <table:table-row table:style-name="ro1">
          <table:table-cell office:value-type="string" calcext:value-type="string">
            <text:p>ENSG00000103460</text:p>
          </table:table-cell>
          <table:table-cell office:value-type="float" office:value="0.072" calcext:value-type="float">
            <text:p>0.072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ENSG00000175352</text:p>
          </table:table-cell>
          <table:table-cell office:value-type="float" office:value="0.08" calcext:value-type="float">
            <text:p>0.0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ENSG00000109208</text:p>
          </table:table-cell>
          <table:table-cell office:value-type="float" office:value="0.084" calcext:value-type="float">
            <text:p>0.084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ENSG00000119508</text:p>
          </table:table-cell>
          <table:table-cell office:value-type="float" office:value="0.086" calcext:value-type="float">
            <text:p>0.086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ENSG00000141449</text:p>
          </table:table-cell>
          <table:table-cell office:value-type="float" office:value="0.086" calcext:value-type="float">
            <text:p>0.086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string" calcext:value-type="string">
            <text:p>ENSG00000160181</text:p>
          </table:table-cell>
          <table:table-cell office:value-type="float" office:value="0.0941176470588235" calcext:value-type="float">
            <text:p>0.094117647058824</text:p>
          </table:table-cell>
          <table:table-cell office:value-type="float" office:value="0.129411764705882" calcext:value-type="float">
            <text:p>0.129411764705882</text:p>
          </table:table-cell>
        </table:table-row>
        <table:table-row table:style-name="ro1">
          <table:table-cell office:value-type="string" calcext:value-type="string">
            <text:p>ENSG00000214548</text:p>
          </table:table-cell>
          <table:table-cell office:value-type="float" office:value="0.1" calcext:value-type="float">
            <text:p>0.1</text:p>
          </table:table-cell>
          <table:table-cell office:value-type="float" office:value="0.421052631578947" calcext:value-type="float">
            <text:p>0.421052631578947</text:p>
          </table:table-cell>
        </table:table-row>
        <table:table-row table:style-name="ro1">
          <table:table-cell office:value-type="string" calcext:value-type="string">
            <text:p>ENSG00000233355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string" calcext:value-type="string">
            <text:p>ENSG00000228918</text:p>
          </table:table-cell>
          <table:table-cell table:number-columns-repeated="2" office:value-type="float" office:value="0.105882352941176" calcext:value-type="float">
            <text:p>0.105882352941176</text:p>
          </table:table-cell>
        </table:table-row>
        <table:table-row table:style-name="ro1">
          <table:table-cell office:value-type="string" calcext:value-type="string">
            <text:p>ENSG00000160345</text:p>
          </table:table-cell>
          <table:table-cell table:number-columns-repeated="2"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ENSG00000123405</text:p>
          </table:table-cell>
          <table:table-cell office:value-type="float" office:value="0.114" calcext:value-type="float">
            <text:p>0.114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ENSG00000127743</text:p>
          </table:table-cell>
          <table:table-cell office:value-type="float" office:value="0.11875" calcext:value-type="float">
            <text:p>0.1187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ENSG00000177359</text:p>
          </table:table-cell>
          <table:table-cell office:value-type="float" office:value="0.124" calcext:value-type="float">
            <text:p>0.124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ENSG00000015413</text:p>
          </table:table-cell>
          <table:table-cell office:value-type="float" office:value="0.128571428571429" calcext:value-type="float">
            <text:p>0.128571428571429</text:p>
          </table:table-cell>
          <table:table-cell office:value-type="float" office:value="0.228571428571429" calcext:value-type="float">
            <text:p>0.228571428571429</text:p>
          </table:table-cell>
        </table:table-row>
        <table:table-row table:style-name="ro1">
          <table:table-cell office:value-type="string" calcext:value-type="string">
            <text:p>ENSG00000161860</text:p>
          </table:table-cell>
          <table:table-cell office:value-type="float" office:value="0.14" calcext:value-type="float">
            <text:p>0.1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NSG00000169174</text:p>
          </table:table-cell>
          <table:table-cell office:value-type="float" office:value="0.14" calcext:value-type="float">
            <text:p>0.14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string" calcext:value-type="string">
            <text:p>ENSG00000243649</text:p>
          </table:table-cell>
          <table:table-cell office:value-type="float" office:value="0.142" calcext:value-type="float">
            <text:p>0.142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ENSG00000106006</text:p>
          </table:table-cell>
          <table:table-cell office:value-type="float" office:value="0.148" calcext:value-type="float">
            <text:p>0.14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ENSG00000165923</text:p>
          </table:table-cell>
          <table:table-cell office:value-type="float" office:value="0.15" calcext:value-type="float">
            <text:p>0.15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string" calcext:value-type="string">
            <text:p>ENSG00000106689</text:p>
          </table:table-cell>
          <table:table-cell table:number-columns-repeated="2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ENSG00000184185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366666666666667" calcext:value-type="float">
            <text:p>0.366666666666667</text:p>
          </table:table-cell>
        </table:table-row>
        <table:table-row table:style-name="ro1">
          <table:table-cell office:value-type="string" calcext:value-type="string">
            <text:p>ENSG00000165457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ENSG00000170743</text:p>
          </table:table-cell>
          <table:table-cell office:value-type="float" office:value="0.196" calcext:value-type="float">
            <text:p>0.196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ENSG00000011426</text:p>
          </table:table-cell>
          <table:table-cell office:value-type="float" office:value="0.2" calcext:value-type="float">
            <text:p>0.2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ENSG00000040731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ENSG00000174473</text:p>
          </table:table-cell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ENSG00000203724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ENSG00000237575</text:p>
          </table:table-cell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ENSG00000117308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ENSG00000130540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ENSG00000133466</text:p>
          </table:table-cell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ENSG00000137310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ENSG00000240204</text:p>
          </table:table-cell>
          <table:table-cell office:value-type="float" office:value="0.22" calcext:value-type="float">
            <text:p>0.2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ENSG00000121380</text:p>
          </table:table-cell>
          <table:table-cell office:value-type="float" office:value="0.22" calcext:value-type="float">
            <text:p>0.22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ENSG00000155761</text:p>
          </table:table-cell>
          <table:table-cell office:value-type="float" office:value="0.225" calcext:value-type="float">
            <text:p>0.225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ENSG00000104321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ENSG00000165566</text:p>
          </table:table-cell>
          <table:table-cell table:number-columns-repeated="2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ENSG00000168243</text:p>
          </table:table-cell>
          <table:table-cell office:value-type="float" office:value="0.25" calcext:value-type="float">
            <text:p>0.25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ENSG00000186648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ENSG0000014363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ENSG00000160182</text:p>
          </table:table-cell>
          <table:table-cell office:value-type="float" office:value="0.258" calcext:value-type="float">
            <text:p>0.258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ENSG00000114529</text:p>
          </table:table-cell>
          <table:table-cell office:value-type="float" office:value="0.276315789473684" calcext:value-type="float">
            <text:p>0.276315789473684</text:p>
          </table:table-cell>
          <table:table-cell office:value-type="float" office:value="0.0789473684210526" calcext:value-type="float">
            <text:p>0.078947368421053</text:p>
          </table:table-cell>
        </table:table-row>
        <table:table-row table:style-name="ro1">
          <table:table-cell office:value-type="string" calcext:value-type="string">
            <text:p>ENSG00000085831</text:p>
          </table:table-cell>
          <table:table-cell office:value-type="float" office:value="0.29" calcext:value-type="float">
            <text:p>0.29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ENSG00000104522</text:p>
          </table:table-cell>
          <table:table-cell office:value-type="float" office:value="0.296" calcext:value-type="float">
            <text:p>0.296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ENSG00000020577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ENSG00000156510</text:p>
          </table:table-cell>
          <table:table-cell table:number-columns-repeated="2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ENSG00000156959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ENSG00000159871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ENSG00000171951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ENSG00000182173</text:p>
          </table:table-cell>
          <table:table-cell office:value-type="float" office:value="0.3" calcext:value-type="float">
            <text:p>0.3</text:p>
          </table:table-cell>
          <table:table-cell office:value-type="float" office:value="0.233333333333333" calcext:value-type="float">
            <text:p>0.233333333333333</text:p>
          </table:table-cell>
        </table:table-row>
        <table:table-row table:style-name="ro1">
          <table:table-cell office:value-type="string" calcext:value-type="string">
            <text:p>ENSG00000101349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ENSG00000221887</text:p>
          </table:table-cell>
          <table:table-cell table:number-columns-repeated="2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ENSG00000225091</text:p>
          </table:table-cell>
          <table:table-cell table:number-columns-repeated="2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ENSG00000251493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ENSG00000275896</text:p>
          </table:table-cell>
          <table:table-cell table:number-columns-repeated="2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ENSG00000143320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ENSG00000156076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ENSG00000136490</text:p>
          </table:table-cell>
          <table:table-cell office:value-type="float" office:value="0.31" calcext:value-type="float">
            <text:p>0.3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ENSG00000155530</text:p>
          </table:table-cell>
          <table:table-cell office:value-type="float" office:value="0.314" calcext:value-type="float">
            <text:p>0.314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ENSG00000165804</text:p>
          </table:table-cell>
          <table:table-cell office:value-type="float" office:value="0.34" calcext:value-type="float">
            <text:p>0.34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ENSG00000127084</text:p>
          </table:table-cell>
          <table:table-cell office:value-type="float" office:value="0.34" calcext:value-type="float">
            <text:p>0.3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ENSG00000144644</text:p>
          </table:table-cell>
          <table:table-cell office:value-type="float" office:value="0.34" calcext:value-type="float">
            <text:p>0.34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ENSG00000196553</text:p>
          </table:table-cell>
          <table:table-cell office:value-type="float" office:value="0.346" calcext:value-type="float">
            <text:p>0.34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ENSG00000143344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ENSG00000100979</text:p>
          </table:table-cell>
          <table:table-cell office:value-type="float" office:value="0.375" calcext:value-type="float">
            <text:p>0.375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ENSG00000162813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ENSG00000072041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ENSG00000179902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ENSG00000100918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ENSG0000012623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ENSG00000276368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ENSG00000134215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ENSG00000138115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ENSG00000222038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ENSG00000020181</text:p>
          </table:table-cell>
          <table:table-cell office:value-type="float" office:value="0.45" calcext:value-type="float">
            <text:p>0.4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ENSG00000106367</text:p>
          </table:table-cell>
          <table:table-cell office:value-type="float" office:value="0.45" calcext:value-type="float">
            <text:p>0.4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ENSG00000133878</text:p>
          </table:table-cell>
          <table:table-cell office:value-type="float" office:value="0.475" calcext:value-type="float">
            <text:p>0.475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ENSG00000160654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ENSG00000178803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ENSG00000115386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ENSG00000116254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ENSG00000254806</text:p>
          </table:table-cell>
          <table:table-cell office:value-type="float" office:value="0.52" calcext:value-type="float">
            <text:p>0.5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ENSG00000173467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string" calcext:value-type="string">
            <text:p>ENSG00000204832</text:p>
          </table:table-cell>
          <table:table-cell office:value-type="float" office:value="0.538888888888889" calcext:value-type="float">
            <text:p>0.53888888888888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ENSG00000213928</text:p>
          </table:table-cell>
          <table:table-cell office:value-type="float" office:value="0.55" calcext:value-type="float">
            <text:p>0.5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ENSG00000155974</text:p>
          </table:table-cell>
          <table:table-cell office:value-type="float" office:value="0.566666666666667" calcext:value-type="float">
            <text:p>0.5666666666666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ENSG00000104237</text:p>
          </table:table-cell>
          <table:table-cell office:value-type="float" office:value="0.574" calcext:value-type="float">
            <text:p>0.574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ENSG00000183044</text:p>
          </table:table-cell>
          <table:table-cell office:value-type="float" office:value="0.586" calcext:value-type="float">
            <text:p>0.586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ENSG00000183092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ENSG00000196873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ENSG00000222014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ENSG0000027933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ENSG00000168671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266666666666667" calcext:value-type="float">
            <text:p>0.266666666666667</text:p>
          </table:table-cell>
        </table:table-row>
        <table:table-row table:style-name="ro1">
          <table:table-cell office:value-type="string" calcext:value-type="string">
            <text:p>ENSG00000237667</text:p>
          </table:table-cell>
          <table:table-cell office:value-type="float" office:value="0.65" calcext:value-type="float">
            <text:p>0.6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ENSG00000130720</text:p>
          </table:table-cell>
          <table:table-cell office:value-type="float" office:value="0.672" calcext:value-type="float">
            <text:p>0.672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1">
          <table:table-cell office:value-type="string" calcext:value-type="string">
            <text:p>ENSG00000090659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ENSG00000167646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ENSG00000168878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ENSG00000108352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ENSG00000233098</text:p>
          </table:table-cell>
          <table:table-cell office:value-type="float" office:value="0.7" calcext:value-type="float">
            <text:p>0.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ENSG00000112214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ENSG00000256061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ENSG00000133124</text:p>
          </table:table-cell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ENSG00000249346</text:p>
          </table:table-cell>
          <table:table-cell office:value-type="float" office:value="0.712" calcext:value-type="float">
            <text:p>0.712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office:value-type="string" calcext:value-type="string">
            <text:p>ENSG00000072274</text:p>
          </table:table-cell>
          <table:table-cell office:value-type="float" office:value="0.737037037037037" calcext:value-type="float">
            <text:p>0.737037037037037</text:p>
          </table:table-cell>
          <table:table-cell office:value-type="float" office:value="0.0851851851851852" calcext:value-type="float">
            <text:p>0.085185185185185</text:p>
          </table:table-cell>
        </table:table-row>
        <table:table-row table:style-name="ro1">
          <table:table-cell office:value-type="string" calcext:value-type="string">
            <text:p>ENSG00000175920</text:p>
          </table:table-cell>
          <table:table-cell office:value-type="float" office:value="0.75" calcext:value-type="float">
            <text:p>0.7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ENSG00000261664</text:p>
          </table:table-cell>
          <table:table-cell office:value-type="float" office:value="0.75" calcext:value-type="float">
            <text:p>0.7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ENSG00000164796</text:p>
          </table:table-cell>
          <table:table-cell office:value-type="float" office:value="0.794" calcext:value-type="float">
            <text:p>0.79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ENSG00000075886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ENSG00000164076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ENSG00000166851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ENSG00000196091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ENSG00000230798</text:p>
          </table:table-cell>
          <table:table-cell table:number-columns-repeated="2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ENSG00000111537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SG0000012189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ENSG00000124237</text:p>
          </table:table-cell>
          <table:table-cell office:value-type="float" office:value="0.8" calcext:value-type="float">
            <text:p>0.8</text:p>
          </table:table-cell>
          <table:table-cell office:value-type="float" office:value="0.233333333333333" calcext:value-type="float">
            <text:p>0.233333333333333</text:p>
          </table:table-cell>
        </table:table-row>
        <table:table-row table:style-name="ro1">
          <table:table-cell office:value-type="string" calcext:value-type="string">
            <text:p>ENSG00000178935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133333333333333" calcext:value-type="float">
            <text:p>0.133333333333333</text:p>
          </table:table-cell>
        </table:table-row>
        <table:table-row table:style-name="ro1">
          <table:table-cell office:value-type="string" calcext:value-type="string">
            <text:p>ENSG00000144130</text:p>
          </table:table-cell>
          <table:table-cell office:value-type="float" office:value="0.85" calcext:value-type="float">
            <text:p>0.8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ENSG00000279685</text:p>
          </table:table-cell>
          <table:table-cell office:value-type="float" office:value="0.854" calcext:value-type="float">
            <text:p>0.854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ENSG00000142319</text:p>
          </table:table-cell>
          <table:table-cell office:value-type="float" office:value="0.871428571428571" calcext:value-type="float">
            <text:p>0.87142857142857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ENSG00000124194</text:p>
          </table:table-cell>
          <table:table-cell office:value-type="float" office:value="0.883333333333333" calcext:value-type="float">
            <text:p>0.883333333333333</text:p>
          </table:table-cell>
          <table:table-cell office:value-type="float" office:value="0.133333333333333" calcext:value-type="float">
            <text:p>0.133333333333333</text:p>
          </table:table-cell>
        </table:table-row>
        <table:table-row table:style-name="ro1">
          <table:table-cell office:value-type="string" calcext:value-type="string">
            <text:p>ENSG00000025708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ENSG00000051128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ENSG00000159212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ENSG00000162407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ENSG00000170835</text:p>
          </table:table-cell>
          <table:table-cell office:value-type="float" office:value="0.9" calcext:value-type="float">
            <text:p>0.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ENSG00000181788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ENSG00000188659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ENSG00000253773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ENSG00000129991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ENSG00000137225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ENSG00000143217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ENSG00000144331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ENSG00000149925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ENSG00000197576</text:p>
          </table:table-cell>
          <table:table-cell office:value-type="float" office:value="0.95" calcext:value-type="float">
            <text:p>0.9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ENSG00000131015</text:p>
          </table:table-cell>
          <table:table-cell office:value-type="float" office:value="0.95" calcext:value-type="float">
            <text:p>0.9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ENSG00000129654</text:p>
          </table:table-cell>
          <table:table-cell office:value-type="float" office:value="0.957142857142857" calcext:value-type="float">
            <text:p>0.957142857142857</text:p>
          </table:table-cell>
          <table:table-cell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string" calcext:value-type="string">
            <text:p>ENSG00000100911</text:p>
          </table:table-cell>
          <table:table-cell office:value-type="float" office:value="0.975" calcext:value-type="float">
            <text:p>0.975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ENSG00000072163</text:p>
          </table:table-cell>
          <table:table-cell office:value-type="float" office:value="0.994117647058824" calcext:value-type="float">
            <text:p>0.994117647058824</text:p>
          </table:table-cell>
          <table:table-cell office:value-type="float" office:value="0.0941176470588235" calcext:value-type="float">
            <text:p>0.094117647058824</text:p>
          </table:table-cell>
        </table:table-row>
        <table:table-row table:style-name="ro1">
          <table:table-cell office:value-type="string" calcext:value-type="string">
            <text:p>ENSG00000003137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ENSG00000005187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ENSG0000000678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ENSG0000000979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ENSG00000013297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ENSG0000002999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ENSG00000050438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ENSG0000015738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ENSG00000157557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ENSG00000157856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ENSG0000015802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ENSG0000015848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ENSG00000160188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ENSG000001611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SG0000016132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ENSG0000016289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SG00000162894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ENSG00000163040</text:p>
          </table:table-cell>
          <table:table-cell office:value-type="float" office:value="1" calcext:value-type="float">
            <text:p>1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string" calcext:value-type="string">
            <text:p>ENSG00000069764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ENSG00000077152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ENSG00000088726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ENSG0000009285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ENSG0000016368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ENSG00000163817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ENSG00000164109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ENSG00000164434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ENSG00000164488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ENSG000001647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SG00000164919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ENSG0000016493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ENSG000001649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SG0000016650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ENSG00000166578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ENSG0000016717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ENSG00000167653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ENSG0000016875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ENSG0000016906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ENSG00000170276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ENSG00000170369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ENSG00000170629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ENSG00000170681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ENSG0000017112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ENSG00000171236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ENSG00000172059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ENSG00000172382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ENSG0000017478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SG0000017533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ENSG0000017535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ENSG00000179456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ENSG0000017954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ENSG00000180596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ENSG0000018083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ENSG00000180999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ENSG0000018113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ENSG0000018144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ENSG00000181577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ENSG00000182329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ENSG000001843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SG0000018477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ENSG0000018500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ENSG0000018527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ENSG0000018611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ENSG00000186529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ENSG0000018807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SG00000188404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ENSG00000188996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ENSG00000197261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ENSG0000019777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ENSG00000198681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ENSG0000020471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ENSG00000206013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ENSG00000099769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ENSG00000099957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ENSG00000100167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ENSG00000100344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ENSG00000101441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ENSG0000010348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ENSG00000104147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ENSG00000213471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ENSG00000213538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ENSG0000022203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ENSG00000225449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ENSG0000022578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ENSG00000228727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ENSG00000106278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ENSG000001070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SG00000108176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ENSG0000011037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ENSG0000011119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ENSG00000237541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ENSG00000238098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ENSG00000239002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ENSG000002437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SG00000248874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ENSG00000112486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ENSG00000115257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ENSG00000116748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ENSG0000011928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ENSG00000253978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ENSG0000026779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ENSG00000269526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ENSG00000122025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ENSG00000122711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ENSG00000123358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ENSG00000123453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ENSG0000012656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ENSG0000027239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ENSG0000027370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ENSG0000028054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ENSG00000129244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ENSG0000013004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ENSG00000130054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ENSG00000130287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ENSG0000013064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ENSG000001321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SG00000133020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ENSG0000013534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ENSG0000013864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ENSG00000138678</text:p>
          </table:table-cell>
          <table:table-cell office:value-type="float" office:value="1" calcext:value-type="float">
            <text:p>1</text:p>
          </table:table-cell>
          <table:table-cell office:value-type="float" office:value="0.128571428571429" calcext:value-type="float">
            <text:p>0.128571428571429</text:p>
          </table:table-cell>
        </table:table-row>
        <table:table-row table:style-name="ro1">
          <table:table-cell office:value-type="string" calcext:value-type="string">
            <text:p>ENSG00000139714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ENSG0000013980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ENSG0000014037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ENSG00000140479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ENSG0000014060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ENSG000001412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SG00000141668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ENSG0000014168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ENSG0000014429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ENSG00000145491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ENSG000001474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SG0000014757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ENSG00000150628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ENSG00000151468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ENSG00000152086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ENSG0000015408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ENSG0000015426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ENSG000001553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SG00000156170</text:p>
          </table:table-cell>
          <table:table-cell office:value-type="float" office:value="1" calcext:value-type="float">
            <text:p>1</text:p>
          </table:table-cell>
          <table:table-cell office:value-type="float" office:value="0.233333333333333" calcext:value-type="float">
            <text:p>0.233333333333333</text:p>
          </table:table-cell>
        </table:table-row>
      </table:table>
      <table:table table:name="Sheet1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DE_along_permutation.A1:DE_along_permutation.C303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08:30:50.1203849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1-02-03T08:33:45.431567930</dc:date>
    <meta:editing-duration>PT3M14S</meta:editing-duration>
    <meta:editing-cycles>2</meta:editing-cycles>
    <meta:document-statistic meta:table-count="2" meta:cell-count="909" meta:object-count="0"/>
  </office:meta>
</office:document-meta>
</file>